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4+13.18" office:value-type="currency" office:currency="EUR" office:value="17.18" calcext:value-type="currency">
            <text:p>17,18 €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ce17" table:formula="of:=[.J90]+[.K90]+[.L90]" office:value-type="currency" office:currency="EUR" office:value="42.98" calcext:value-type="currency">
            <text:p>42,98 €</text:p>
          </table:table-cell>
          <table:table-cell table:style-name="ce17" table:formula="of:=[.N89]+[.M90]" office:value-type="currency" office:currency="EUR" office:value="2125.88" calcext:value-type="currency">
            <text:p>2 125,88 €</text:p>
          </table:table-cell>
          <table:table-cell table:style-name="ce33" table:formula="of:=[.A90]*budgetjour-[.N90]" office:value-type="currency" office:currency="EUR" office:value="544.12" calcext:value-type="currency">
            <text:p>544,1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office:value-type="string" calcext:value-type="string">
            <text:p>Availles-Limouzine</text:p>
          </table:table-cell>
          <table:table-cell office:value-type="float" office:value="75" calcext:value-type="float">
            <text:p>75</text:p>
          </table:table-cell>
          <table:table-cell table:formula="of:=[.F90]+[.E91]" office:value-type="float" office:value="5376" calcext:value-type="float">
            <text:p>5376</text:p>
          </table:table-cell>
          <table:table-cell office:value-type="float" office:value="1025" calcext:value-type="float">
            <text:p>1025</text:p>
          </table:table-cell>
          <table:table-cell table:formula="of:=[.H90]+[.G91]" office:value-type="float" office:value="42026" calcext:value-type="float">
            <text:p>4202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72" calcext:value-type="currency">
            <text:p>9,72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1]+[.K91]+[.L91]" office:value-type="currency" office:currency="EUR" office:value="9.72" calcext:value-type="currency">
            <text:p>9,72 €</text:p>
          </table:table-cell>
          <table:table-cell table:style-name="ce17" table:formula="of:=[.N90]+[.M91]" office:value-type="currency" office:currency="EUR" office:value="2135.6" calcext:value-type="currency">
            <text:p>2 135,60 €</text:p>
          </table:table-cell>
          <table:table-cell table:style-name="ce33" table:formula="of:=[.A91]*budgetjour-[.N91]" office:value-type="currency" office:currency="EUR" office:value="564.4" calcext:value-type="currency">
            <text:p>564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string" office:string-value="Availles-Limouzine" calcext:value-type="string">
            <text:p>Availles-Limouzine</text:p>
          </table:table-cell>
          <table:table-cell office:value-type="string" calcext:value-type="string">
            <text:p>Chatellerault</text:p>
          </table:table-cell>
          <table:table-cell office:value-type="float" office:value="100" calcext:value-type="float">
            <text:p>100</text:p>
          </table:table-cell>
          <table:table-cell table:formula="of:=[.F91]+[.E92]" office:value-type="float" office:value="5476" calcext:value-type="float">
            <text:p>5476</text:p>
          </table:table-cell>
          <table:table-cell office:value-type="float" office:value="755" calcext:value-type="float">
            <text:p>755</text:p>
          </table:table-cell>
          <table:table-cell table:formula="of:=[.H91]+[.G92]" office:value-type="float" office:value="42781" calcext:value-type="float">
            <text:p>42781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0.33" calcext:value-type="currency">
            <text:p>30,33 €</text:p>
          </table:table-cell>
          <table:table-cell office:value-type="currency" office:currency="EUR" office:value="21.41" calcext:value-type="currency">
            <text:p>21,41 €</text:p>
          </table:table-cell>
          <table:table-cell/>
          <table:table-cell table:style-name="ce17" table:formula="of:=[.J92]+[.K92]+[.L92]" office:value-type="currency" office:currency="EUR" office:value="51.74" calcext:value-type="currency">
            <text:p>51,74 €</text:p>
          </table:table-cell>
          <table:table-cell table:style-name="ce17" table:formula="of:=[.N91]+[.M92]" office:value-type="currency" office:currency="EUR" office:value="2187.34" calcext:value-type="currency">
            <text:p>2 187,34 €</text:p>
          </table:table-cell>
          <table:table-cell table:style-name="ce33" table:formula="of:=[.A92]*budgetjour-[.N92]" office:value-type="currency" office:currency="EUR" office:value="542.66" calcext:value-type="currency">
            <text:p>542,6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string" office:string-value="Chatellerault" calcext:value-type="string">
            <text:p>Chatellerault</text:p>
          </table:table-cell>
          <table:table-cell office:value-type="string" calcext:value-type="string">
            <text:p>Montlouis-sur-Loire</text:p>
          </table:table-cell>
          <table:table-cell office:value-type="float" office:value="95" calcext:value-type="float">
            <text:p>95</text:p>
          </table:table-cell>
          <table:table-cell table:formula="of:=[.F92]+[.E93]" office:value-type="float" office:value="5571" calcext:value-type="float">
            <text:p>5571</text:p>
          </table:table-cell>
          <table:table-cell office:value-type="float" office:value="446" calcext:value-type="float">
            <text:p>446</text:p>
          </table:table-cell>
          <table:table-cell table:formula="of:=[.H92]+[.G93]" office:value-type="float" office:value="43227" calcext:value-type="float">
            <text:p>432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55" calcext:value-type="currency">
            <text:p>8,55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3]+[.K93]+[.L93]" office:value-type="currency" office:currency="EUR" office:value="8.55" calcext:value-type="currency">
            <text:p>8,55 €</text:p>
          </table:table-cell>
          <table:table-cell table:style-name="ce17" table:formula="of:=[.N92]+[.M93]" office:value-type="currency" office:currency="EUR" office:value="2195.89" calcext:value-type="currency">
            <text:p>2 195,89 €</text:p>
          </table:table-cell>
          <table:table-cell table:style-name="ce33" table:formula="of:=[.A93]*budgetjour-[.N93]" office:value-type="currency" office:currency="EUR" office:value="564.11" calcext:value-type="currency">
            <text:p>564,1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string" office:string-value="Montlouis-sur-Loire" calcext:value-type="string">
            <text:p>Montlouis-sur-Loire</text:p>
          </table:table-cell>
          <table:table-cell table:number-columns-repeated="2"/>
          <table:table-cell table:formula="of:=[.F93]+[.E94]" office:value-type="float" office:value="5571" calcext:value-type="float">
            <text:p>5571</text:p>
          </table:table-cell>
          <table:table-cell/>
          <table:table-cell table:formula="of:=[.H93]+[.G94]" office:value-type="float" office:value="43227" calcext:value-type="float">
            <text:p>43227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195.89" calcext:value-type="currency">
            <text:p>2 195,89 €</text:p>
          </table:table-cell>
          <table:table-cell table:style-name="ce33" table:formula="of:=[.A94]*budgetjour-[.N94]" office:value-type="currency" office:currency="EUR" office:value="594.11" calcext:value-type="currency">
            <text:p>594,1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571" calcext:value-type="float">
            <text:p>5571</text:p>
          </table:table-cell>
          <table:table-cell/>
          <table:table-cell table:formula="of:=[.H94]+[.G95]" office:value-type="float" office:value="43227" calcext:value-type="float">
            <text:p>43227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195.89" calcext:value-type="currency">
            <text:p>2 195,89 €</text:p>
          </table:table-cell>
          <table:table-cell table:style-name="ce33" table:formula="of:=[.A95]*budgetjour-[.N95]" office:value-type="currency" office:currency="EUR" office:value="624.11" calcext:value-type="currency">
            <text:p>624,11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0:33:48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1T20:54:12.782000000</dc:date>
    <meta:editing-duration>P9DT12H16M59S</meta:editing-duration>
    <meta:editing-cycles>159</meta:editing-cycles>
    <meta:generator>LibreOffice/7.1.2.2$Windows_X86_64 LibreOffice_project/8a45595d069ef5570103caea1b71cc9d82b2aae4</meta:generator>
    <meta:document-statistic meta:table-count="4" meta:cell-count="1591" meta:object-count="0"/>
    <meta:user-defined meta:name="Info 1"/>
    <meta:user-defined meta:name="Info 2"/>
    <meta:user-defined meta:name="Info 3"/>
    <meta:user-defined meta:name="Info 4"/>
  </office:meta>
</office:document-meta>
</file>